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00de1" officeooo:paragraph-rsid="00100de1"/>
    </style:style>
    <style:style style:name="P8" style:family="paragraph" style:parent-style-name="Table_20_Contents">
      <style:text-properties officeooo:rsid="00110791" officeooo:paragraph-rsid="00110791"/>
    </style:style>
    <style:style style:name="P9" style:family="paragraph" style:parent-style-name="Table_20_Contents">
      <style:text-properties officeooo:rsid="001297ae" officeooo:paragraph-rsid="001297ae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text-properties officeooo:rsid="00110791" officeooo:paragraph-rsid="00110791"/>
    </style:style>
    <style:style style:name="P12" style:family="paragraph" style:parent-style-name="Table_20_Contents">
      <style:text-properties officeooo:rsid="00144524" officeooo:paragraph-rsid="00144524"/>
    </style:style>
    <style:style style:name="P13" style:family="paragraph" style:parent-style-name="Table_20_Contents">
      <style:text-properties officeooo:rsid="0015d330" officeooo:paragraph-rsid="0015d330"/>
    </style:style>
    <style:style style:name="P14" style:family="paragraph" style:parent-style-name="Table_20_Contents">
      <style:text-properties officeooo:paragraph-rsid="0015d330"/>
    </style:style>
    <style:style style:name="P15" style:family="paragraph" style:parent-style-name="Table_20_Contents">
      <style:text-properties officeooo:rsid="0016001e" officeooo:paragraph-rsid="0016001e"/>
    </style:style>
    <style:style style:name="P16" style:family="paragraph" style:parent-style-name="Table_20_Contents">
      <style:text-properties officeooo:rsid="00180f48" officeooo:paragraph-rsid="00180f48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d330"/>
    </style:style>
    <style:style style:name="T4" style:family="text">
      <style:text-properties officeooo:rsid="0016e333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">En el ejercicio 6, he tenido una duda, ya que al ejecutar el código, para mostrar su funcionamiento, me informa que tiene permiso denegado, que en este caso no se porque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#include &lt;sys/types.h&gt;</text:p>
            <text:p text:style-name="P8">#include &lt;unistd.h&gt;</text:p>
            <text:p text:style-name="P8">#include &lt;stdio.h&gt;</text:p>
            <text:p text:style-name="P8">#include &lt;errno.h&gt;</text:p>
            <text:p text:style-name="P8">#include &lt;stdlib.h&gt;</text:p>
            <text:p text:style-name="P8"/>
            <text:p text:style-name="P8">int main(int argc, char *argv[]){</text:p>
            <text:p text:style-name="P8"/>
            <text:p text:style-name="P8"><text:tab/>if (argc != 2){</text:p>
            <text:p text:style-name="P8"><text:tab/><text:tab/>perror("\nIntroduzca un numero como parametro\n");</text:p>
            <text:p text:style-name="P8"><text:tab/><text:tab/>exit(1);</text:p>
            <text:p text:style-name="P8"><text:tab/>}</text:p>
            <text:p text:style-name="P8"><text:tab/>int numero = atoi(argv[1]);</text:p>
            <text:p text:style-name="P8"><text:tab/>pid_t pid;</text:p>
            <text:p text:style-name="P8"><text:tab/>pid=fork();</text:p>
            <text:p text:style-name="P8"><text:tab/>if(pid==0){</text:p>
            <text:p text:style-name="P8"><text:tab/><text:tab/>printf("\n(Hijo) Mi PID es: %d", getpid());</text:p>
            <text:p text:style-name="P8"><text:tab/><text:tab/>if(numero%2==0){</text:p>
            <text:p text:style-name="P8"><text:tab/><text:tab/><text:tab/>printf("\n(Hijo)El numero introducido es par");</text:p>
            <text:p text:style-name="P8"><text:tab/><text:tab/>}</text:p>
            <text:p text:style-name="P8"><text:tab/><text:tab/>else{</text:p>
            <text:p text:style-name="P8"><text:tab/><text:tab/><text:tab/>printf("\n(Hijo)El numero introducido no es par");</text:p>
            <text:p text:style-name="P8"><text:tab/><text:tab/>}</text:p>
            <text:p text:style-name="P8"><text:tab/>}</text:p>
            <text:p text:style-name="P8"><text:tab/>else{</text:p>
            <text:p text:style-name="P8"><text:tab/><text:tab/>printf("\n(Padre) Mi PID es: %d", getppid());</text:p>
            <text:p text:style-name="P8"><text:tab/><text:tab/>if(numero%4==0){</text:p>
            <text:p text:style-name="P8"><text:tab/><text:tab/><text:tab/>printf("\n(Padre)El numero introducido es multiplo de 4");</text:p>
            <text:p text:style-name="P8"><text:tab/><text:tab/>}</text:p>
            <text:p text:style-name="P8"><text:soft-page-break/><text:tab/><text:tab/>else{</text:p>
            <text:p text:style-name="P8"><text:tab/><text:tab/><text:tab/>printf("\n(Padre)El numero introducido no es multiplo de 4");</text:p>
            <text:p text:style-name="P8"><text:tab/><text:tab/>}</text:p>
            <text:p text:style-name="P8"><text:tab/>}</text:p>
            <text:p text:style-name="P8"><text:tab/>return 0;<text:tab/></text:p>
            <text:p text:style-name="P8"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La diferencia entre las dos arquitecturas definidas en el ejercicio, es simplemente que la primera creará todos los hijos a no ser que ocurra algún error en la creación de un hijo, y la segunda estructura solo creará el primer hijo, ya que tiene la condición de que (!childpid) que hará que se rompa el bucle for.</text:p>
            <text:p text:style-name="P9">La solución al ejercicio:</text:p>
            <text:p text:style-name="P12">#include &lt;sys/types.h&gt;</text:p>
            <text:p text:style-name="P12">#include &lt;unistd.h&gt;</text:p>
            <text:p text:style-name="P12">#include &lt;stdio.h&gt;</text:p>
            <text:p text:style-name="P12">#include &lt;stdlib.h&gt;</text:p>
            <text:p text:style-name="P12">#include &lt;errno.h&gt;</text:p>
            <text:p text:style-name="P12"/>
            <text:p text:style-name="P12">int main(int argc, char *argv[]){</text:p>
            <text:p text:style-name="P12"/>
            <text:p text:style-name="P12">/*</text:p>
            <text:p text:style-name="P12">Jerarquía de procesos tipo 1</text:p>
            <text:p text:style-name="P12">*/</text:p>
            <text:p text:style-name="P12"><text:tab/>int nprocs=21, i;</text:p>
            <text:p text:style-name="P12"><text:tab/>pid_t childpid;</text:p>
            <text:p text:style-name="P12"><text:tab/>for (i=1; i &lt; nprocs; i++) {</text:p>
            <text:p text:style-name="P12"><text:tab/><text:tab/>if((childpid = fork()) &lt; 0){</text:p>
            <text:p text:style-name="P12"><text:tab/><text:tab/><text:tab/>fprintf(stderr, "Could not create child %d: %s\n",i,strerror(errno));</text:p>
            <text:p text:style-name="P12"><text:tab/><text:tab/><text:tab/>exit(-1);</text:p>
            <text:p text:style-name="P12"><text:tab/><text:tab/>}</text:p>
            <text:p text:style-name="P12"><text:tab/><text:tab/>if(childpid==0){</text:p>
            <text:p text:style-name="P12"><text:soft-page-break/><text:tab/><text:tab/><text:tab/>printf("Soy el Hijo: %d", i);</text:p>
            <text:p text:style-name="P12"><text:tab/><text:tab/><text:tab/>printf(" Mi PID es: %d", getpid());</text:p>
            <text:p text:style-name="P12"><text:tab/><text:tab/><text:tab/>printf(" El PID de mi padre es: %d\n", getppid());</text:p>
            <text:p text:style-name="P12"><text:tab/><text:tab/><text:tab/>exit(0);</text:p>
            <text:p text:style-name="P12"><text:tab/><text:tab/>}</text:p>
            <text:p text:style-name="P12"><text:tab/><text:tab/>if (!childpid){</text:p>
            <text:p text:style-name="P12"><text:tab/><text:tab/><text:tab/>break;</text:p>
            <text:p text:style-name="P12"><text:tab/><text:tab/>}</text:p>
            <text:p text:style-name="P12"><text:tab/>}</text:p>
            <text:p text:style-name="P12">}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#include &lt;sys/types.h&gt;</text:p>
            <text:p text:style-name="P13">#include &lt;unistd.h&gt;</text:p>
            <text:p text:style-name="P13">#include &lt;stdio.h&gt;</text:p>
            <text:p text:style-name="P13">#include &lt;stdlib.h&gt;</text:p>
            <text:p text:style-name="P13">#include &lt;errno.h&gt;</text:p>
            <text:p text:style-name="P13"/>
            <text:p text:style-name="P13">int main(int argc, char *argv[]){</text:p>
            <text:p text:style-name="P13"/>
            <text:p text:style-name="P13"><text:tab/>int nprocs=5, i;</text:p>
            <text:p text:style-name="P13"><text:tab/>pid_t childpid;</text:p>
            <text:p text:style-name="P13"><text:tab/>for (i=0; i &lt; nprocs; i++) {</text:p>
            <text:p text:style-name="P13"><text:tab/><text:tab/>if((childpid = fork()) &lt; 0){</text:p>
            <text:p text:style-name="P13"><text:tab/><text:tab/><text:tab/>perror("Error en crear hijo\n");</text:p>
            <text:p text:style-name="P13"><text:tab/><text:tab/><text:tab/>exit(-1);</text:p>
            <text:p text:style-name="P13"><text:tab/><text:tab/>}</text:p>
            <text:p text:style-name="P13"><text:tab/><text:tab/>if(childpid==0){</text:p>
            <text:p text:style-name="P13"><text:tab/><text:tab/><text:tab/>printf("Soy el Hijo: %d\n", getpid());</text:p>
            <text:p text:style-name="P13"><text:tab/><text:tab/><text:tab/>exit(0);</text:p>
            <text:p text:style-name="P13"><text:tab/><text:tab/>}</text:p>
            <text:p text:style-name="P13"><text:soft-page-break/><text:tab/><text:tab/>if (!childpid){</text:p>
            <text:p text:style-name="P13"><text:tab/><text:tab/><text:tab/>break;</text:p>
            <text:p text:style-name="P13"><text:tab/><text:tab/>}</text:p>
            <text:p text:style-name="P13"><text:tab/>}</text:p>
            <text:p text:style-name="P13"><text:tab/>for(i=1; i&lt;nprocs; i++){</text:p>
            <text:p text:style-name="P13"><text:tab/><text:tab/>childpid = wait();</text:p>
            <text:p text:style-name="P13"><text:tab/><text:tab/>printf("Ha finalizado mi hijo con PID = %i\n", childpid);</text:p>
            <text:p text:style-name="P13"><text:tab/><text:tab/>printf("Solo me quedan %i hijos vivos\n", nprocs-i);</text:p>
            <text:p text:style-name="P13"><text:tab/>}</text:p>
            <text:p text:style-name="P13"><text:tab/></text:p>
            <text:p text:style-name="P14"><text:span text:style-name="T3">}</text:span></text:p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Este programa <text:span text:style-name="T4">en primer lugar, crea un proceso hijo, si no hay error, hace que el proceso hijo ejecute con la orden execl, un nuevo programa indicando la ruta y el archivo ejecutable como argumentos; en este caso ejecuta tarea5, sino hay error, espera el padre a que termine el proceso hijo, he imprime por pantalla que ha finalizado su proceso hijo con el estado como se explica en el guión y en el propio código en comentarios(es decir, realizar el desplazamiento 8 bits en el PID del hijo, he imprime el resultado).</text:span></text:p>
            <text:p text:style-name="P15">También hay que incluir la biblioteca stdlib para que funcione.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1-20T12:29:38.083126988</dc:date>
    <meta:print-date>2011-10-06T10:39:21</meta:print-date>
    <meta:editing-cycles>191</meta:editing-cycles>
    <meta:editing-duration>PT23H31M51S</meta:editing-duration>
    <meta:document-statistic meta:table-count="10" meta:image-count="1" meta:object-count="0" meta:page-count="5" meta:paragraph-count="110" meta:word-count="584" meta:character-count="3736" meta:non-whitespace-character-count="3127"/>
    <meta:user-defined meta:name="Información 1"/>
    <meta:user-defined meta:name="Información 2"/>
    <meta:user-defined meta:name="Información 3"/>
    <meta:user-defined meta:name="Información 4"/>
  </office:meta>
</office:document-meta>
</file>